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52b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52b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itle"><text:span text:style-name="MT1">Week 2 - </text:span>R and RStudio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4T21:01:44.284000000</meta:creation-date>
    <dc:date>2020-02-04T21:02:35.052000000</dc:date>
    <meta:editing-duration>PT50S</meta:editing-duration>
    <meta:editing-cycles>1</meta:editing-cycles>
    <meta:document-statistic meta:table-count="0" meta:image-count="0" meta:object-count="0" meta:page-count="1" meta:paragraph-count="1" meta:word-count="6" meta:character-count="22" meta:non-whitespace-character-count="17"/>
    <meta:generator>LibreOffice/6.3.4.2$Windows_X86_64 LibreOffice_project/60da17e045e08f1793c57c00ba83cdfce946d0aa</meta:generator>
  </office:meta>
</office:document-meta>
</file>